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6.16cm" fo:break-before="auto" style:use-optimal-row-height="true"/>
    </style:style>
    <style:style style:name="ro33" style:family="table-row">
      <style:table-row-properties style:row-height="5.586cm" fo:break-before="auto" style:use-optimal-row-height="true"/>
    </style:style>
    <style:style style:name="ro34" style:family="table-row">
      <style:table-row-properties style:row-height="4.796cm" fo:break-before="auto" style:use-optimal-row-height="true"/>
    </style:style>
    <style:style style:name="ro3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0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1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18T17:36:43.7">
            <text:p>0318 <text:s/>1736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8T17:36:43.7">
            <text:p>0318 <text:s/>1736</text:p>
          </table:table-cell>
          <table:table-cell table:style-name="ce8" table:formula="of:=NOW()" office:value-type="date" office:date-value="2022-03-18T17:36:43.7">
            <text:p>0318 <text:s/>1736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8T17:36:43.7">
            <text:p>0318 <text:s/>1736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8T17:36:43.7">
            <text:p>0318 <text:s/>1736</text:p>
          </table:table-cell>
          <table:table-cell table:style-name="ce8" table:formula="of:=NOW()" office:value-type="date" office:date-value="2022-03-18T17:36:43.7">
            <text:p>0318 <text:s/>1736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29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0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1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</text:span><text:span text:style-name="T2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</text:span><text:span text:style-name="T1">zaczęła <text:s/>pobiegać do mnie. (2) Mike. &lt;1&gt; Najpierw na ścianie. &lt;2&gt; </text:span><text:span text:style-name="T1">Chwyciłem ją. &lt;3&gt; Ona robi krzyczący głos. &lt;4&gt; Na ziemię, ona kaczki. A </text:span><text:span text:style-name="T1">potem pobiegł na ulicy. &lt;5&gt; później, poszedłem na zachodnej działce. </text:span><text:span text:style-name="T1">Ona wewnątrz ogrodzenia. &lt;6&gt; Powiedziałem jej, `Chodź`. &lt;7&gt; Z </text:span><text:span text:style-name="T1">powrotem w parku, Mike nie przychodzi do ściany. Pozostaje wewnątrz </text:span><text:span text:style-name="T1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</text:span><text:span text:style-name="T1">prawie na środku między ogrorzeniem wystającym i schodami. (2) Mike. </text:span><text:span text:style-name="T1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09999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4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겨울을 발아한 상태로 보낸다. (일본 : 월년초 越年草). &lt;3&gt; 다만, 한국어 위키에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6">
            <text:p>6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8T17:36:44.43">
            <text:p>0318 <text:s/>1736</text:p>
          </table:table-cell>
          <table:table-cell table:style-name="ce8" table:formula="of:=NOW()" office:value-type="date" office:date-value="2022-03-18T17:36:44.43">
            <text:p>0318 <text:s/>1736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8T17:36:44.43">
            <text:p>0318 <text:s/>1736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8T17:36:44.43">
            <text:p>0318 <text:s/>1736</text:p>
          </table:table-cell>
          <table:table-cell table:style-name="ce8" table:formula="of:=NOW()" office:value-type="date" office:date-value="2022-03-18T17:36:44.43">
            <text:p>0318 <text:s/>1736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5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8">2022/03/18</text:date>, <text:time>17:3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8T17:36:43.09</dc:date>
    <dc:creator>iwabuchi ken</dc:creator>
    <meta:editing-duration>P15DT15H27M12S</meta:editing-duration>
    <meta:editing-cycles>2172</meta:editing-cycles>
    <meta:generator>OpenOffice/4.1.3$Win32 OpenOffice.org_project/413m1$Build-9783</meta:generator>
    <meta:document-statistic meta:table-count="2" meta:cell-count="937" meta:object-count="0"/>
  </office:meta>
</office:document-meta>
</file>